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1.27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2pt" officeooo:paragraph-rsid="00177d50" style:font-size-asian="12pt" style:font-size-complex="12pt"/>
    </style:style>
    <style:style style:name="P8" style:family="paragraph" style:parent-style-name="Standard">
      <style:text-properties fo:font-size="12pt" officeooo:paragraph-rsid="001f2596" style:font-size-asian="12pt" style:font-size-complex="12pt"/>
    </style:style>
    <style:style style:name="P9" style:family="paragraph" style:parent-style-name="Standard">
      <style:text-properties style:use-window-font-color="true" fo:font-size="12pt" style:font-size-asian="12pt" style:font-size-complex="12pt"/>
    </style:style>
    <style:style style:name="P10" style:family="paragraph" style:parent-style-name="Standard">
      <style:paragraph-properties fo:margin-top="0.423cm" fo:margin-bottom="0.212cm" loext:contextual-spacing="false" fo:line-height="50%"/>
    </style:style>
    <style:style style:name="P11" style:family="paragraph" style:parent-style-name="Standard">
      <style:paragraph-properties fo:margin-top="0.423cm" fo:margin-bottom="0.212cm" loext:contextual-spacing="false" fo:line-height="50%"/>
      <style:text-properties fo:font-size="9pt" style:font-size-asian="9pt" style:font-size-complex="9pt"/>
    </style:style>
    <style:style style:name="P12" style:family="paragraph" style:parent-style-name="Standard" style:master-page-name="">
      <style:paragraph-properties fo:margin-left="10.398cm" fo:margin-right="0cm" fo:text-align="start" style:justify-single-word="false" fo:orphans="2" fo:widows="2" fo:text-indent="0cm" style:auto-text-indent="false" style:page-number="auto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margin-left="10.398cm" fo:margin-right="0cm" fo:text-align="start" style:justify-single-word="false" fo:orphans="2" fo:widows="2" fo:text-indent="0cm" style:auto-text-indent="fals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margin-left="-1.667cm" fo:margin-right="0cm" fo:orphans="2" fo:widows="2" fo:text-indent="3.016cm" style:auto-text-indent="false" style:writing-mode="lr-tb"/>
      <style:text-properties fo:font-size="14pt" officeooo:paragraph-rsid="001bc7be" style:font-size-asian="14pt" style:font-size-complex="14pt"/>
    </style:style>
    <style:style style:name="P15" style:family="paragraph" style:parent-style-name="Standard" style:master-page-name="">
      <loext:graphic-properties draw:fill="none"/>
      <style:paragraph-properties fo:margin-left="0cm" fo:margin-right="0cm" fo:orphans="2" fo:widows="2" fo:text-indent="1.427cm" style:auto-text-indent="false" style:page-number="auto" fo:background-color="transparent" style:writing-mode="lr-tb"/>
      <style:text-properties fo:font-size="14pt" officeooo:paragraph-rsid="001bc7be" style:font-size-asian="14pt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orphans="2" fo:widows="2" fo:text-indent="1.427cm" style:auto-text-indent="false" fo:background-color="transparent" style:writing-mode="lr-tb"/>
      <style:text-properties fo:font-size="14pt" officeooo:rsid="001bc7be" officeooo:paragraph-rsid="001bc7be" style:font-size-asian="14pt" style:font-size-complex="14pt"/>
    </style:style>
    <style:style style:name="P17" style:family="paragraph" style:parent-style-name="Standard">
      <loext:graphic-properties draw:fill="none"/>
      <style:paragraph-properties fo:margin-left="0cm" fo:margin-right="0cm" fo:orphans="2" fo:widows="2" fo:text-indent="1.427cm" style:auto-text-indent="false" fo:background-color="transparent" style:writing-mode="lr-tb"/>
      <style:text-properties fo:font-size="14pt" officeooo:rsid="001cc213" officeooo:paragraph-rsid="001d6a9d" style:font-size-asian="14pt" style:font-size-complex="14pt"/>
    </style:style>
    <style:style style:name="P18" style:family="paragraph" style:parent-style-name="Standard" style:master-page-name="">
      <loext:graphic-properties draw:fill="none"/>
      <style:paragraph-properties fo:margin-left="10.317cm" fo:margin-right="0cm" fo:text-align="start" style:justify-single-word="false" fo:orphans="2" fo:widows="2" fo:text-indent="1.744cm" style:auto-text-indent="false" style:page-number="auto" fo:background-color="transparent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orphans="2" fo:widows="2" fo:text-indent="1.427cm" style:auto-text-indent="false" fo:background-color="transparent" style:writing-mode="lr-tb"/>
      <style:text-properties fo:font-size="14pt" fo:font-weight="normal" officeooo:rsid="001bc7be" officeooo:paragraph-rsid="001bc7be" style:font-size-asian="14pt" style:font-weight-asian="normal" style:font-size-complex="14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cm" fo:margin-right="0cm" fo:orphans="2" fo:widows="2" fo:text-indent="1.427cm" style:auto-text-indent="false" style:page-number="auto" fo:background-color="transparent" style:writing-mode="lr-tb"/>
      <style:text-properties fo:font-size="14pt" fo:language="ru" fo:country="RU" fo:font-weight="normal" officeooo:rsid="001d6a9d" officeooo:paragraph-rsid="001d6a9d" style:font-size-asian="14pt" style:font-weight-asian="normal" style:font-size-complex="14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normal" style:font-size-asian="16pt" style:font-weight-asian="normal" style:font-size-complex="16pt" style:font-weight-complex="normal"/>
    </style:style>
    <style:style style:name="T3" style:family="text">
      <style:text-properties fo:font-size="16pt" fo:font-weight="normal" officeooo:rsid="001bc7be" style:font-size-asian="16pt" style:font-weight-asian="normal" style:font-size-complex="16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f2596" style:font-size-asian="14pt" style:font-size-complex="14pt"/>
    </style:style>
    <style:style style:name="T6" style:family="text">
      <style:text-properties fo:language="en" fo:country="US" officeooo:rsid="00177d50"/>
    </style:style>
    <style:style style:name="T7" style:family="text">
      <style:text-properties fo:language="en" fo:country="US" officeooo:rsid="001a8ba6"/>
    </style:style>
    <style:style style:name="T8" style:family="text">
      <style:text-properties fo:language="en" fo:country="US" officeooo:rsid="001abbfe"/>
    </style:style>
    <style:style style:name="T9" style:family="text">
      <style:text-properties fo:language="en" fo:country="US" fo:font-weight="normal" officeooo:rsid="00177d50" style:font-weight-asian="normal" style:font-weight-complex="normal"/>
    </style:style>
    <style:style style:name="T10" style:family="text">
      <style:text-properties fo:language="en" fo:country="US" fo:font-weight="normal" officeooo:rsid="001d6a9d" style:font-weight-asian="normal" style:font-weight-complex="normal"/>
    </style:style>
    <style:style style:name="T11" style:family="text">
      <style:text-properties fo:language="en" fo:country="US" fo:font-weight="normal" officeooo:rsid="0020e647" style:font-weight-asian="normal" style:font-weight-complex="normal"/>
    </style:style>
    <style:style style:name="T12" style:family="text">
      <style:text-properties fo:language="en" fo:country="US" officeooo:rsid="0021bb5a"/>
    </style:style>
    <style:style style:name="T13" style:family="text">
      <style:text-properties officeooo:rsid="00177d50"/>
    </style:style>
    <style:style style:name="T14" style:family="text">
      <style:text-properties fo:language="ru" fo:country="RU" officeooo:rsid="00177d50"/>
    </style:style>
    <style:style style:name="T15" style:family="text">
      <style:text-properties fo:language="ru" fo:country="RU" officeooo:rsid="0021bb5a"/>
    </style:style>
    <style:style style:name="T16" style:family="text">
      <style:text-properties officeooo:rsid="001abbfe"/>
    </style:style>
    <style:style style:name="T17" style:family="text">
      <style:text-properties officeooo:rsid="001bc7be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1bc7be" style:font-weight-asian="normal" style:font-weight-complex="normal"/>
    </style:style>
    <style:style style:name="T20" style:family="text">
      <style:text-properties fo:font-weight="normal" officeooo:rsid="001cc213" style:font-weight-asian="normal" style:font-weight-complex="normal"/>
    </style:style>
    <style:style style:name="T21" style:family="text">
      <style:text-properties fo:font-weight="normal" officeooo:rsid="001d6a9d" style:font-weight-asian="normal" style:font-weight-complex="normal"/>
    </style:style>
    <style:style style:name="T22" style:family="text">
      <style:text-properties fo:font-weight="normal" officeooo:rsid="0020e647" style:font-weight-asian="normal" style:font-weight-complex="normal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Начальнику <text:s text:c="5"/>производственного</text:p>
      <text:p text:style-name="P12"><text:s/>управления ООО Лотес ТМ <text:s text:c="2"/></text:p>
      <text:p text:style-name="P13">Непорада Ю.А.</text:p>
      <text:p text:style-name="P2"/>
      <text:p text:style-name="P3">Служебная записка <text:s/><text:span text:style-name="T16">б/н</text:span><text:span text:style-name="T8"> </text:span><text:s text:c="2"/><text:date style:data-style-name="N37" text:date-value="2018-11-26T12:28:29.054000093" text:fixed="true">26.11.18</text:date></text:p>
      <text:p text:style-name="P15"><text:span text:style-name="T17">По служебной записке от</text:span> <text:s text:c="2"/><text:span text:style-name="T2"><text:date style:data-style-name="N37" text:date-value="2018-06-14T17:42:49.151999917" text:fixed="true">14.06.18</text:date></text:span><text:span text:style-name="T2"><text:s/></text:span><text:span text:style-name="T19">на монтажном участке проводился монтаж печатных плат </text:span><text:span text:style-name="T3"><text:s/></text:span><text:span text:style-name="T19">МАВЦ.467291.01</text:span><text:span text:style-name="T9">3</text:span><text:span text:style-name="T19"> , но не был закончен из-за отсутствия нескольких комплектующих. На данный момент комплектующие получены, в связи с чем прошу дать указание продолжить монтаж изделий.</text:span></text:p>
      <text:p text:style-name="P19">Прошу также обратить внимание на :</text:p>
      <text:p text:style-name="P16"><text:span text:style-name="T18">1 Необходимость формовки выводов микросхемы </text:span><text:span text:style-name="T10">D4</text:span><text:span text:style-name="T18"> <text:s/></text:span><text:span text:style-name="T10">(</text:span><text:span text:style-name="T18">1887ВЕ4У</text:span><text:span text:style-name="T10">)</text:span><text:span text:style-name="T18"> в соответствии с ГОСТ Р МЭК 61191-2-2010 п.</text:span><text:span text:style-name="T20">4.2.1 и 4.4</text:span><text:span text:style-name="T22">;</text:span></text:p>
      <text:p text:style-name="P17"><text:span text:style-name="T18">2 Необходимость закрепления на плате реле К1 ( РЭС90-1), а также электролитических конденсаторов в соответствии с тем же стандартом п. 4.4.2. при помощи клея либо монтажных прокладок (подставок — </text:span><text:span text:style-name="T21">рис.А.6 </text:span><text:span text:style-name="T11">)</text:span><text:span text:style-name="T10">.</text:span></text:p>
      <text:p text:style-name="P20"/>
      <text:p text:style-name="P14"/>
      <text:p text:style-name="Standard"><text:span text:style-name="T4">Применяемость: <text:s text:c="3"/>ТГС </text:span><text:bookmark text:name="_GoBack"/><text:span text:style-name="T4"><text:s/>Н2</text:span></text:p>
      <text:p text:style-name="P4">Наименование: <text:s text:c="4"/><text:span text:style-name="T14">Узел процессора ТГС Н2</text:span> <text:s text:c="2"/>МАВЦ.467291.01<text:span text:style-name="T6">3</text:span> </text:p>
      <text:p text:style-name="P4"/>
      <text:p text:style-name="P4"/>
      <text:p text:style-name="P11"><text:s text:c="79"/></text:p>
      <text:p text:style-name="P10"><text:span text:style-name="T4">Начальник ОРТС <text:s text:c="43"/></text:span><text:span text:style-name="T1">Крысин Ю Д <text:s text:c="17"/>_________</text:span></text:p>
      <text:p text:style-name="P11"><text:s text:c="147"/></text:p>
      <text:p text:style-name="P5"/>
      <text:p text:style-name="P4"/>
      <text:p text:style-name="P4"><text:soft-page-break/></text:p>
      <text:p text:style-name="P4"/>
      <text:p text:style-name="P4"/>
      <text:p text:style-name="P4"/>
      <text:p text:style-name="P4">Приложение </text:p>
      <text:p text:style-name="P6">1.Печатная плата 758725.03<text:span text:style-name="T13">3</text:span> <text:s/>…………………………………………. <text:span text:style-name="T7">2</text:span> шт.</text:p>
      <text:p text:style-name="P9">2.Перечень элементов <text:s/><text:span text:style-name="T13">МАВЦ.467291.013ПЭ3………………...</text:span><text:span text:style-name="T12">6</text:span> лист<text:span text:style-name="T15">ов</text:span> </text:p>
      <text:p text:style-name="P7">3.Сборочный чертеж <text:s text:c="2"/><text:span text:style-name="T13">МАВЦ.467291.013СБ……………………..3 листа</text:span></text:p>
      <text:p text:style-name="P8">4.Электрическая схема <text:s/><text:span text:style-name="T13">МАВЦ.467291.013Э3…………………..2 листа</text:span><text:span text:style-name="T4"> </text:span></text:p>
      <text:p text:style-name="P8"><text:span text:style-name="T5">5.Габаритные и формовочные размеры <text:s/>микросхемы <text:s/>1887ВЕ4У </text:span><text:span text:style-name="T4"><text:s text:c="3"/></text:span><text:span text:style-name="T5">1 лист</text:span></text:p>
      <text:p text:style-name="P8"><text:span text:style-name="T5">6.Выдержки из ГОСТ МЭК 61191…......…………………..</text:span><text:span text:style-name="T4"> </text:span><text:span text:style-name="T5">4 листа</text:span><text:span text:style-name="T4"> <text:s text:c="9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1.27cm" fo:margin-right="0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1.834cm" fo:margin-right="1.49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</meta:initial-creator>
    <meta:editing-cycles>21</meta:editing-cycles>
    <meta:print-date>2018-07-05T17:48:31.304000000</meta:print-date>
    <meta:creation-date>2017-11-23T10:08:00</meta:creation-date>
    <dc:date>2018-11-26T12:28:48.304000000</dc:date>
    <meta:editing-duration>PT2H5M48S</meta:editing-duration>
    <meta:generator>LibreOffice/6.0.1.1$Windows_X86_64 LibreOffice_project/60bfb1526849283ce2491346ed2aa51c465abfe6</meta:generator>
    <meta:document-statistic meta:table-count="0" meta:image-count="0" meta:object-count="0" meta:page-count="2" meta:paragraph-count="20" meta:word-count="151" meta:character-count="1582" meta:non-whitespace-character-count="1026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